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5fa" officeooo:paragraph-rsid="001e15fa"/>
    </style:style>
    <style:style style:name="P2" style:family="paragraph" style:parent-style-name="Standard">
      <style:text-properties style:font-name="Mono" officeooo:rsid="001e15fa" officeooo:paragraph-rsid="001e15fa"/>
    </style:style>
    <style:style style:name="P3" style:family="paragraph" style:parent-style-name="Standard">
      <style:text-properties style:font-name="Mono" fo:font-size="10pt" fo:font-weight="normal" officeooo:rsid="001f9b86" officeooo:paragraph-rsid="001f9b86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Mono" fo:font-size="10pt" officeooo:rsid="001e15fa" officeooo:paragraph-rsid="001e15fa" style:font-size-asian="10pt" style:font-size-complex="10pt"/>
    </style:style>
    <style:style style:name="P5" style:family="paragraph" style:parent-style-name="Standard">
      <style:text-properties style:font-name="Arial1" fo:font-weight="bold" officeooo:rsid="001e15fa" officeooo:paragraph-rsid="001e15fa" style:font-weight-asian="bold" style:font-weight-complex="bold"/>
    </style:style>
    <style:style style:name="P6" style:family="paragraph" style:parent-style-name="Standard">
      <style:text-properties style:font-name="Mono" fo:font-size="10pt" fo:font-weight="normal" officeooo:rsid="0014154e" officeooo:paragraph-rsid="001f9b86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f9b8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Mono" fo:font-size="10pt" fo:font-weight="normal" officeooo:rsid="0014154e" officeooo:paragraph-rsid="001fccec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Mono" fo:font-size="10pt" fo:font-weight="normal" officeooo:rsid="0014154e" officeooo:paragraph-rsid="001fccec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Mono" fo:font-size="10pt" fo:font-weight="bold" officeooo:rsid="0014154e" officeooo:paragraph-rsid="001f9b86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Arial1" fo:font-weight="bold" officeooo:rsid="0014154e" officeooo:paragraph-rsid="001f9b86" style:font-weight-asian="bold" style:font-weight-complex="bold"/>
    </style:style>
    <style:style style:name="P12" style:family="paragraph" style:parent-style-name="Standard">
      <style:text-properties style:font-name="Arial1" officeooo:rsid="0014154e" officeooo:paragraph-rsid="001fccec"/>
    </style:style>
    <style:style style:name="T1" style:family="text">
      <style:text-properties officeooo:rsid="001f9b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3f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tonio Cordero Molina</text:p>
      <text:p text:style-name="P5"/>
      <text:p text:style-name="P5">Ejercicio 1.- </text:p>
      <text:p text:style-name="P1"/>
      <text:p text:style-name="P4">#!/bin/bash</text:p>
      <text:p text:style-name="P4"/>
      <text:p text:style-name="P4">echo "Ejercicio 1 Examen"</text:p>
      <text:p text:style-name="P4">echo ""</text:p>
      <text:p text:style-name="P4"/>
      <text:p text:style-name="P4">areaFinal=-1</text:p>
      <text:p text:style-name="P4">while [ $areaFinal -le 0 ]; do</text:p>
      <text:p text:style-name="P4"><text:s text:c="8"/>#Pedir datos</text:p>
      <text:p text:style-name="P4"><text:s text:c="8"/>echo "Da el lado del pentágono: "</text:p>
      <text:p text:style-name="P4"><text:s text:c="8"/>read ladoPent</text:p>
      <text:p text:style-name="P4"><text:s text:c="8"/>echo "Da el apotema del pentágono: "</text:p>
      <text:p text:style-name="P4"><text:s text:c="8"/>read apoPent</text:p>
      <text:p text:style-name="P4"><text:s text:c="8"/>echo "Da la altura del rectángulo exterior: "</text:p>
      <text:p text:style-name="P4"><text:s text:c="8"/>read ladoRect</text:p>
      <text:p text:style-name="P4"><text:s text:c="8"/>echo "Da la base del rectángulo exterior: "</text:p>
      <text:p text:style-name="P4"><text:s text:c="8"/>read baseRect</text:p>
      <text:p text:style-name="P4"/>
      <text:p text:style-name="P4"><text:s text:c="8"/>areaIzq=$((($ladoPent*5*$apoPent)/2))</text:p>
      <text:p text:style-name="P4"><text:s text:c="8"/>areaExterior=$(($ladoRect*$baseRect))</text:p>
      <text:p text:style-name="P4"/>
      <text:p text:style-name="P4"><text:s text:c="8"/>#Seleccionar figura derecha</text:p>
      <text:p text:style-name="P4"><text:s text:c="8"/>opcion=$(($RANDOM%4))</text:p>
      <text:p text:style-name="P4"><text:s text:c="8"/>if [ $opcion -eq 1 ]; then</text:p>
      <text:p text:style-name="P4"><text:s text:c="16"/>figuraDerecha="cuadrado"</text:p>
      <text:p text:style-name="P4"><text:s text:c="16"/>echo "Da el lado del $figuraDerecha: "</text:p>
      <text:p text:style-name="P4"><text:s text:c="16"/>read ladoCuadrado</text:p>
      <text:p text:style-name="P4"><text:s text:c="16"/>areaDer=$(($ladoCuadrado*$ladoCuadrado))</text:p>
      <text:p text:style-name="P4"><text:s text:c="8"/>elif [ $opcion -eq 2 ]; then</text:p>
      <text:p text:style-name="P4"><text:s text:c="16"/>figuraDer="triángulo rectángulo"</text:p>
      <text:p text:style-name="P4"><text:s text:c="16"/>echo "Da la base del $figuraDerecha: "</text:p>
      <text:p text:style-name="P4"><text:s text:c="16"/>read baseTri</text:p>
      <text:p text:style-name="P4"><text:s text:c="16"/>echo "Da la altura del $figuraDerecha: "</text:p>
      <text:p text:style-name="P4"><text:s text:c="16"/>read alturaTri</text:p>
      <text:p text:style-name="P4"><text:s text:c="16"/>areaDer=$((($baseTri*$alturaTri)/2))</text:p>
      <text:p text:style-name="P4"><text:s text:c="8"/>else</text:p>
      <text:p text:style-name="P4"><text:s text:c="16"/>figuraDerecha="circulo"</text:p>
      <text:p text:style-name="P4"><text:s text:c="16"/>echo "Da el radio del $figuraDerecha: "</text:p>
      <text:p text:style-name="P4"><text:s text:c="16"/>read radio</text:p>
      <text:p text:style-name="P4"><text:s text:c="16"/>areaDer=$((($radio*$radio)*3))</text:p>
      <text:p text:style-name="P4"><text:s text:c="8"/>fi</text:p>
      <text:p text:style-name="P4"/>
      <text:p text:style-name="P4"><text:s text:c="8"/>#Calcular area Final</text:p>
      <text:p text:style-name="P4"><text:s text:c="8"/>areaFinal=$(($areaExterior-($areaIzq+$areaDer)))</text:p>
      <text:p text:style-name="P4"/>
      <text:p text:style-name="P4"><text:s text:c="8"/>#Imprimir resultados</text:p>
      <text:p text:style-name="P4"><text:s text:c="8"/>echo ""</text:p>
      <text:p text:style-name="P4"><text:s text:c="8"/>echo "Área del pentágono: $areaIzq cm²"</text:p>
      <text:p text:style-name="P4"><text:s text:c="8"/>echo "Área del $figuraDerecha: $areaDer cm²"</text:p>
      <text:p text:style-name="P4"><text:s text:c="8"/>echo "Área del rectángulo exterior: $areaExterior cm²"</text:p>
      <text:p text:style-name="P4"><text:s text:c="8"/>echo "Área final resultante: $areaFinal cm²"</text:p>
      <text:p text:style-name="P4">done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11"><text:soft-page-break/>Ejercicio 2</text:p>
      <text:p text:style-name="P10"/>
      <text:p text:style-name="P6">#!/bin/bash</text:p>
      <text:p text:style-name="P6"/>
      <text:p text:style-name="P6">echo "Ejercicio 2 Examen"</text:p>
      <text:p text:style-name="P6">echo ""</text:p>
      <text:p text:style-name="P6"/>
      <text:p text:style-name="P6">letra=b</text:p>
      <text:p text:style-name="P6"/>
      <text:p text:style-name="P6">while [ "$letra" != "a" ] &amp;&amp; [ "$letra" != "e" ] &amp;&amp; [ "$letra" != "i" ] &amp;&amp; [ "$letra" != "o" ] &amp;&amp; [ "$letra" != "u" ]; do</text:p>
      <text:p text:style-name="P6"><text:s text:c="8"/>echo "Pulsa una vocal para comenzar"</text:p>
      <text:p text:style-name="P6"><text:s text:c="8"/>read letra</text:p>
      <text:p text:style-name="P6">done</text:p>
      <text:p text:style-name="P6"/>
      <text:p text:style-name="P6">aleatorio=$(($RANDOM%(150-50+1)+50))</text:p>
      <text:p text:style-name="P6">acertado="no"</text:p>
      <text:p text:style-name="P6">intentos=1</text:p>
      <text:p text:style-name="P6"/>
      <text:p text:style-name="P6">while [ "$acertado" != "si" ]; do</text:p>
      <text:p text:style-name="P6"><text:s text:c="8"/>echo "Inserta un número: "</text:p>
      <text:p text:style-name="P6"><text:s text:c="8"/>read num</text:p>
      <text:p text:style-name="P6"/>
      <text:p text:style-name="P6"><text:s text:c="8"/>#Indicar si el número es menor o mayor al de la máquina</text:p>
      <text:p text:style-name="P6"><text:s text:c="8"/>if [ $num -lt $aleatorio ]; then</text:p>
      <text:p text:style-name="P6"><text:s text:c="16"/>echo "El número es menor al de la máquina"</text:p>
      <text:p text:style-name="P6"><text:s text:c="16"/>diferencia=$(($aleatorio-$num))</text:p>
      <text:p text:style-name="P6"><text:s text:c="8"/>elif [ $num -gt $aleatorio ]; then</text:p>
      <text:p text:style-name="P6"><text:s text:c="16"/>echo "El número es mayor al de la máquina"</text:p>
      <text:p text:style-name="P6"><text:s text:c="16"/>diferencia=$(($num-$aleatorio))</text:p>
      <text:p text:style-name="P6"><text:s text:c="8"/>else </text:p>
      <text:p text:style-name="P6"><text:s text:c="16"/>echo "Has acertado"</text:p>
      <text:p text:style-name="P6"><text:s text:c="16"/>acertado="si"</text:p>
      <text:p text:style-name="P6"><text:s text:c="8"/>fi</text:p>
      <text:p text:style-name="P6"/>
      <text:p text:style-name="P6"><text:s text:c="8"/>#diferencia</text:p>
      <text:p text:style-name="P6"><text:s text:c="8"/>if [ "$acertado" != "si" ]; then</text:p>
      <text:p text:style-name="P6"><text:s text:c="16"/>if [ $diferencia -gt 50 <text:s/>]; then</text:p>
      <text:p text:style-name="P6"><text:s text:c="24"/>echo "Estás muy lejos"</text:p>
      <text:p text:style-name="P6"><text:s text:c="16"/>elif [ $diferencia -ge 25 ] &amp;&amp; [ $diferencia -le 50 ]; then</text:p>
      <text:p text:style-name="P6"><text:s text:c="24"/>echo "Estás lejos"</text:p>
      <text:p text:style-name="P6"><text:s text:c="16"/>elif [ $diferencia -ge 10 ] &amp;&amp; [ $diferencia -le 25 ]; then</text:p>
      <text:p text:style-name="P6"><text:s text:c="24"/>echo "Estás cerca"</text:p>
      <text:p text:style-name="P6"><text:s text:c="16"/>elif [ $diferencia -lt 10 ]; then</text:p>
      <text:p text:style-name="P6"><text:s text:c="24"/>echo "Estás muy cerca"</text:p>
      <text:p text:style-name="P6"><text:s text:c="16"/>fi</text:p>
      <text:p text:style-name="P6"><text:s text:c="8"/>fi</text:p>
      <text:p text:style-name="P6"/>
      <text:p text:style-name="P6"><text:s text:c="8"/>intentos=$(($intentos+1))</text:p>
      <text:p text:style-name="P6">done</text:p>
      <text:p text:style-name="P6"/>
      <text:p text:style-name="P6">#Resultado de los intentos</text:p>
      <text:p text:style-name="P6">if [ "$acertado" = "si" ]; then</text:p>
      <text:p text:style-name="P6"><text:s text:c="8"/>echo "Necesitaste $intentos intentos"</text:p>
      <text:p text:style-name="P6">fi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4"/>
      <text:p text:style-name="P4"/>
      <text:p text:style-name="P4"/>
      <text:p text:style-name="P12"><text:soft-page-break/><text:span text:style-name="T2">Ejercicio 3.-</text:span></text:p>
      <text:p text:style-name="P9"/>
      <text:p text:style-name="P8">#!/bin/bash</text:p>
      <text:p text:style-name="P8"/>
      <text:p text:style-name="P8">echo "Ejercicio 3 Examen"</text:p>
      <text:p text:style-name="P8">echo ""</text:p>
      <text:p text:style-name="P8"/>
      <text:p text:style-name="P8">###########</text:p>
      <text:p text:style-name="P8">#Ejercicio creado en /Escritorio/examen y con el directorio #ejercicio3 para guardar los RAID</text:p>
      <text:p text:style-name="P8">###########</text:p>
      <text:p text:style-name="P8"/>
      <text:p text:style-name="P8">##########</text:p>
      <text:p text:style-name="P8">#Comnados precvios para el ejercicio</text:p>
      <text:p text:style-name="P8">#mkdir /home/antonio/Escritorio/examen</text:p>
      <text:p text:style-name="P8">#mkdir /home/antonio/Escritorio/examen/ejercicio3</text:p>
      <text:p text:style-name="P8"/>
      <text:p text:style-name="P8">#Total de archivos = 50</text:p>
      <text:p text:style-name="P8">totalArchivos=50</text:p>
      <text:p text:style-name="P8"/>
      <text:p text:style-name="P8">#Parte A - Crear 50 archivos txt</text:p>
      <text:p text:style-name="P8">for (( i=1; i&lt;=$totalArchivos; i++))</text:p>
      <text:p text:style-name="P8">do</text:p>
      <text:p text:style-name="P8"><text:s text:c="8"/>touch ./ejercicio3/$i.txt</text:p>
      <text:p text:style-name="P8">done</text:p>
      <text:p text:style-name="P8"/>
      <text:p text:style-name="P8">#Parte B - RAID</text:p>
      <text:p text:style-name="P8">echo "Indica RAID 0 ó RAID 1 (0 | 1): "</text:p>
      <text:p text:style-name="P8">read opcion</text:p>
      <text:p text:style-name="P8">echo "Indica el número de carpetas a almacenar: "</text:p>
      <text:p text:style-name="P8">read numCarpetas</text:p>
      <text:p text:style-name="P8"/>
      <text:p text:style-name="P8">#Crear carpetas</text:p>
      <text:p text:style-name="P8">for (( i=1; i&lt;=$numCarpetas; i++))</text:p>
      <text:p text:style-name="P8">do</text:p>
      <text:p text:style-name="P8"><text:s text:c="8"/>mkdir ./ejercicio3/Carpeta$i</text:p>
      <text:p text:style-name="P8">done</text:p>
      <text:p text:style-name="P8"/>
      <text:p text:style-name="P8">#almacenar datos en las carpetas según el RAID</text:p>
      <text:p text:style-name="P8">#RAID 1 -&gt; copiar contenido carpeta 1 en las demás</text:p>
      <text:p text:style-name="P8">if [ $opcion -eq 1 ]; then</text:p>
      <text:p text:style-name="P8"><text:s text:c="8"/>echo "RAID 1"</text:p>
      <text:p text:style-name="P8"><text:s text:c="8"/>#meter primero los archivos en la carpeta 1</text:p>
      <text:p text:style-name="P8"><text:s text:c="8"/>for (( i=1; i&lt;=$totalArchivos; i++))</text:p>
      <text:p text:style-name="P8"><text:s text:c="8"/>do</text:p>
      <text:p text:style-name="P8"><text:s text:c="16"/>mv ./ejercicio3/$i.txt ./ejercicio3/Carpeta1</text:p>
      <text:p text:style-name="P8"><text:s text:c="8"/>done</text:p>
      <text:p text:style-name="P8"/>
      <text:p text:style-name="P8"><text:s text:c="8"/>#Copiar el contenido en las demás carpetas</text:p>
      <text:p text:style-name="P8"><text:s text:c="8"/>for (( i=2; i&lt;=$numCarpetas; i++ ))</text:p>
      <text:p text:style-name="P8"><text:s text:c="8"/>do</text:p>
      <text:p text:style-name="P8"><text:s text:c="16"/>cp -r ./ejercicio3/Carpeta1/* ./ejercicio3/Carpeta$i/</text:p>
      <text:p text:style-name="P8"><text:s text:c="8"/>done</text:p>
      <text:p text:style-name="P8"/>
      <text:p text:style-name="P8"><text:s text:c="8"/>echo "RAID 1 creado"</text:p>
      <text:p text:style-name="P8"/>
      <text:p text:style-name="P8">#RAID 0 -&gt; distribuir los archivos uno por uno en cada carpeta por orden</text:p>
      <text:p text:style-name="P8">elif [ $opcion -eq 0 ]; then</text:p>
      <text:p text:style-name="P8"><text:s text:c="4"/>echo "RAID 0"</text:p>
      <text:p text:style-name="P8"/>
      <text:p text:style-name="P8"><text:s text:c="4"/>archivo=1 <text:s/>#contador para los archivos</text:p>
      <text:p text:style-name="P8"/>
      <text:p text:style-name="P8"><text:s text:c="4"/>while [ $archivo -le $totalArchivos ]</text:p>
      <text:p text:style-name="P8"><text:soft-page-break/><text:s text:c="4"/>do</text:p>
      <text:p text:style-name="P8"><text:s text:c="8"/>for (( i=1; i&lt;=$numCarpetas; i++ ))</text:p>
      <text:p text:style-name="P8"><text:s text:c="8"/>do</text:p>
      <text:p text:style-name="P8"><text:s text:c="12"/>if [ $archivo -le 50 ]; then</text:p>
      <text:p text:style-name="P8"><text:s text:c="16"/>mv ./ejercicio3/$archivo.txt ./ejercicio3/Carpeta$i/</text:p>
      <text:p text:style-name="P8"><text:s text:c="16"/>archivo=$((archivo + 1))</text:p>
      <text:p text:style-name="P8"><text:s text:c="12"/>else</text:p>
      <text:p text:style-name="P8"><text:s text:c="16"/>exit</text:p>
      <text:p text:style-name="P8"><text:s text:c="12"/>fi</text:p>
      <text:p text:style-name="P8"><text:s text:c="8"/>done</text:p>
      <text:p text:style-name="P8"><text:s text:c="4"/>done</text:p>
      <text:p text:style-name="P8"/>
      <text:p text:style-name="P8"><text:s text:c="4"/>echo "RAID 0 creado"</text:p>
      <text:p text:style-name="P8"/>
      <text:p text:style-name="P8">f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5T07:53:37.935000000</meta:creation-date>
    <dc:date>2025-05-15T09:10:32.370000000</dc:date>
    <meta:editing-duration>PT1H16M53S</meta:editing-duration>
    <meta:editing-cycles>5</meta:editing-cycles>
    <meta:generator>LibreOffice/7.6.5.2$Windows_X86_64 LibreOffice_project/38d5f62f85355c192ef5f1dd47c5c0c0c6d6598b</meta:generator>
    <meta:document-statistic meta:table-count="0" meta:image-count="0" meta:object-count="0" meta:page-count="4" meta:paragraph-count="152" meta:word-count="598" meta:character-count="4809" meta:non-whitespace-character-count="3299"/>
  </office:meta>
</office:document-meta>
</file>